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gt;&gt; run_DTINet</text:p>
      <text:p text:style-name="Standard">Repetition #1</text:p>
      <text:p text:style-name="Standard">Train data: 1199 positives, 1199 negatives</text:p>
      <text:p text:style-name="Standard">Test data: 133 positives, 133 negatives</text:p>
      <text:p text:style-name="Standard">Fold 1, Train: AUROC=0.966845 AUPR=0.966949; Test: AUROC=0.786760, AUPR=0.845051</text:p>
      <text:p text:style-name="Standard">Train data: 1199 positives, 1199 negatives</text:p>
      <text:p text:style-name="Standard">Test data: 133 positives, 133 negatives</text:p>
      <text:p text:style-name="Standard">Fold 2, Train: AUROC=0.965899 AUPR=0.965374; Test: AUROC=0.851037, AUPR=0.879025</text:p>
      <text:p text:style-name="Standard">Train data: 1199 positives, 1199 negatives</text:p>
      <text:p text:style-name="Standard">Test data: 133 positives, 133 negatives</text:p>
      <text:p text:style-name="Standard">Fold 3, Train: AUROC=0.965892 AUPR=0.966381; Test: AUROC=0.767878, AUPR=0.807743</text:p>
      <text:p text:style-name="Standard">Train data: 1199 positives, 1199 negatives</text:p>
      <text:p text:style-name="Standard">Test data: 133 positives, 133 negatives</text:p>
      <text:p text:style-name="Standard">Fold 4, Train: AUROC=0.966231 AUPR=0.965812; Test: AUROC=0.823110, AUPR=0.858003</text:p>
      <text:p text:style-name="Standard">Train data: 1199 positives, 1199 negatives</text:p>
      <text:p text:style-name="Standard">Test data: 133 positives, 133 negatives</text:p>
      <text:p text:style-name="Standard">Fold 5, Train: AUROC=0.966989 AUPR=0.968032; Test: AUROC=0.786647, AUPR=0.826474</text:p>
      <text:p text:style-name="Standard">Train data: 1198 positives, 1199 negatives</text:p>
      <text:p text:style-name="Standard">Test data: 134 positives, 133 negatives</text:p>
      <text:p text:style-name="Standard">Fold 6, Train: AUROC=0.966664 AUPR=0.967692; Test: AUROC=0.782965, AUPR=0.821582</text:p>
      <text:p text:style-name="Standard">Train data: 1199 positives, 1198 negatives</text:p>
      <text:p text:style-name="Standard">Test data: 133 positives, 134 negatives</text:p>
      <text:p text:style-name="Standard">Fold 7, Train: AUROC=0.968287 AUPR=0.968540; Test: AUROC=0.781225, AUPR=0.814144</text:p>
      <text:p text:style-name="Standard">Train data: 1198 positives, 1199 negatives</text:p>
      <text:p text:style-name="Standard">Test data: 134 positives, 133 negatives</text:p>
      <text:p text:style-name="Standard">Fold 8, Train: AUROC=0.964981 AUPR=0.965346; Test: AUROC=0.744698, AUPR=0.805738</text:p>
      <text:p text:style-name="Standard">Train data: 1199 positives, 1198 negatives</text:p>
      <text:p text:style-name="Standard">Test data: 133 positives, 134 negatives</text:p>
      <text:p text:style-name="Standard">Fold 9, Train: AUROC=0.964772 AUPR=0.964018; Test: AUROC=0.811469, AUPR=0.849356</text:p>
      <text:p text:style-name="Standard">Train data: 1199 positives, 1199 negatives</text:p>
      <text:p text:style-name="Standard">Test data: 133 positives, 133 negatives</text:p>
      <text:p text:style-name="Standard">Fold 10, Train: AUROC=0.965602 AUPR=0.965578; Test: AUROC=0.806264, AUPR=0.843165</text:p>
      <text:p text:style-name="Standard">Repetition #2</text:p>
      <text:p text:style-name="Standard">Train data: 1199 positives, 1198 negatives</text:p>
      <text:p text:style-name="Standard">Test data: 133 positives, 134 negatives</text:p>
      <text:p text:style-name="Standard">Fold 1, Train: AUROC=0.967867 AUPR=0.968815; Test: AUROC=0.798171, AUPR=0.841064</text:p>
      <text:p text:style-name="Standard">Train data: 1199 positives, 1198 negatives</text:p>
      <text:p text:style-name="Standard">Test data: 133 positives, 134 negatives</text:p>
      <text:p text:style-name="Standard">Fold 2, Train: AUROC=0.969741 AUPR=0.970731; Test: AUROC=0.819212, AUPR=0.848901</text:p>
      <text:p text:style-name="Standard">Train data: 1199 positives, 1199 negatives</text:p>
      <text:p text:style-name="Standard">Test data: 133 positives, 133 negatives</text:p>
      <text:p text:style-name="Standard">Fold 3, Train: AUROC=0.967945 AUPR=0.969834; Test: AUROC=0.793940, AUPR=0.834062</text:p>
      <text:p text:style-name="Standard">Train data: 1198 positives, 1199 negatives</text:p>
      <text:p text:style-name="Standard">Test data: 134 positives, 133 negatives</text:p>
      <text:p text:style-name="Standard">Fold 4, Train: AUROC=0.968629 AUPR=0.970805; Test: AUROC=0.742173, AUPR=0.797340</text:p>
      <text:p text:style-name="Standard">Train data: 1199 positives, 1199 negatives</text:p>
      <text:p text:style-name="Standard">Test data: 133 positives, 133 negatives</text:p>
      <text:p text:style-name="Standard">Fold 5, Train: AUROC=0.964951 AUPR=0.967857; Test: AUROC=0.801854, AUPR=0.837999</text:p>
      <text:p text:style-name="Standard">Train data: 1199 positives, 1199 negatives</text:p>
      <text:p text:style-name="Standard"><text:soft-page-break/>Test data: 133 positives, 133 negatives</text:p>
      <text:p text:style-name="Standard">Fold 6, Train: AUROC=0.968774 AUPR=0.970039; Test: AUROC=0.816609, AUPR=0.850205</text:p>
      <text:p text:style-name="Standard">Train data: 1198 positives, 1199 negatives</text:p>
      <text:p text:style-name="Standard">Test data: 134 positives, 133 negatives</text:p>
      <text:p text:style-name="Standard">Fold 7, Train: AUROC=0.967611 AUPR=0.969556; Test: AUROC=0.753451, AUPR=0.808851</text:p>
      <text:p text:style-name="Standard">Train data: 1199 positives, 1199 negatives</text:p>
      <text:p text:style-name="Standard">Test data: 133 positives, 133 negatives</text:p>
      <text:p text:style-name="Standard">Fold 8, Train: AUROC=0.966610 AUPR=0.969246; Test: AUROC=0.812765, AUPR=0.848706</text:p>
      <text:p text:style-name="Standard">Train data: 1199 positives, 1199 negatives</text:p>
      <text:p text:style-name="Standard">Test data: 133 positives, 133 negatives</text:p>
      <text:p text:style-name="Standard">Fold 9, Train: AUROC=0.968853 AUPR=0.969963; Test: AUROC=0.779354, AUPR=0.835627</text:p>
      <text:p text:style-name="Standard">Train data: 1199 positives, 1199 negatives</text:p>
      <text:p text:style-name="Standard">Test data: 133 positives, 133 negatives</text:p>
      <text:p text:style-name="Standard">Fold 10, Train: AUROC=0.967278 AUPR=0.968869; Test: AUROC=0.806094, AUPR=0.847165</text:p>
      <text:p text:style-name="Standard">Repetition #3</text:p>
      <text:p text:style-name="Standard">Train data: 1198 positives, 1198 negatives</text:p>
      <text:p text:style-name="Standard">Test data: 134 positives, 134 negatives</text:p>
      <text:p text:style-name="Standard">Fold 1, Train: AUROC=0.963411 AUPR=0.963247; Test: AUROC=0.777679, AUPR=0.819737</text:p>
      <text:p text:style-name="Standard">Train data: 1199 positives, 1198 negatives</text:p>
      <text:p text:style-name="Standard">Test data: 133 positives, 134 negatives</text:p>
      <text:p text:style-name="Standard">Fold 2, Train: AUROC=0.963661 AUPR=0.964584; Test: AUROC=0.771855, AUPR=0.801154</text:p>
      <text:p text:style-name="Standard">Train data: 1199 positives, 1199 negatives</text:p>
      <text:p text:style-name="Standard">Test data: 133 positives, 133 negatives</text:p>
      <text:p text:style-name="Standard">Fold 3, Train: AUROC=0.965810 AUPR=0.965594; Test: AUROC=0.766861, AUPR=0.812637</text:p>
      <text:p text:style-name="Standard">Train data: 1199 positives, 1199 negatives</text:p>
      <text:p text:style-name="Standard">Test data: 133 positives, 133 negatives</text:p>
      <text:p text:style-name="Standard">Fold 4, Train: AUROC=0.965484 AUPR=0.964962; Test: AUROC=0.798519, AUPR=0.841972</text:p>
      <text:p text:style-name="Standard">Train data: 1199 positives, 1199 negatives</text:p>
      <text:p text:style-name="Standard">Test data: 133 positives, 133 negatives</text:p>
      <text:p text:style-name="Standard">Fold 5, Train: AUROC=0.963554 AUPR=0.962886; Test: AUROC=0.836848, AUPR=0.869317</text:p>
      <text:p text:style-name="Standard">Train data: 1199 positives, 1199 negatives</text:p>
      <text:p text:style-name="Standard">Test data: 133 positives, 133 negatives</text:p>
      <text:p text:style-name="Standard">Fold 6, Train: AUROC=0.966283 AUPR=0.964828; Test: AUROC=0.811634, AUPR=0.852475</text:p>
      <text:p text:style-name="Standard">Train data: 1199 positives, 1199 negatives</text:p>
      <text:p text:style-name="Standard">Test data: 133 positives, 133 negatives</text:p>
      <text:p text:style-name="Standard">Fold 7, Train: AUROC=0.961484 AUPR=0.961200; Test: AUROC=0.819266, AUPR=0.860659</text:p>
      <text:p text:style-name="Standard">Train data: 1198 positives, 1199 negatives</text:p>
      <text:p text:style-name="Standard">Test data: 134 positives, 133 negatives</text:p>
      <text:p text:style-name="Standard">Fold 8, Train: AUROC=0.964190 AUPR=0.963599; Test: AUROC=0.761587, AUPR=0.805951</text:p>
      <text:p text:style-name="Standard">Train data: 1199 positives, 1199 negatives</text:p>
      <text:p text:style-name="Standard">Test data: 133 positives, 133 negatives</text:p>
      <text:p text:style-name="Standard">Fold 9, Train: AUROC=0.964047 AUPR=0.964410; Test: AUROC=0.786930, AUPR=0.810328</text:p>
      <text:p text:style-name="Standard">Train data: 1199 positives, 1199 negatives</text:p>
      <text:p text:style-name="Standard">Test data: 133 positives, 133 negatives</text:p>
      <text:p text:style-name="Standard">Fold 10, Train: AUROC=0.965675 AUPR=0.965310; Test: AUROC=0.772514, AUPR=0.808922</text:p>
      <text:p text:style-name="Standard">Repetition #4</text:p>
      <text:p text:style-name="Standard">Train data: 1199 positives, 1198 negatives</text:p>
      <text:p text:style-name="Standard">Test data: 133 positives, 134 negatives</text:p>
      <text:p text:style-name="Standard">Fold 1, Train: AUROC=0.960926 AUPR=0.959082; Test: AUROC=0.788969, AUPR=0.820644</text:p>
      <text:p text:style-name="Standard"><text:soft-page-break/>Train data: 1199 positives, 1199 negatives</text:p>
      <text:p text:style-name="Standard">Test data: 133 positives, 133 negatives</text:p>
      <text:p text:style-name="Standard">Fold 2, Train: AUROC=0.962809 AUPR=0.960331; Test: AUROC=0.794279, AUPR=0.820593</text:p>
      <text:p text:style-name="Standard">Train data: 1198 positives, 1199 negatives</text:p>
      <text:p text:style-name="Standard">Test data: 134 positives, 133 negatives</text:p>
      <text:p text:style-name="Standard">Fold 3, Train: AUROC=0.962488 AUPR=0.959821; Test: AUROC=0.751711, AUPR=0.806294</text:p>
      <text:p text:style-name="Standard">Train data: 1199 positives, 1199 negatives</text:p>
      <text:p text:style-name="Standard">Test data: 133 positives, 133 negatives</text:p>
      <text:p text:style-name="Standard">Fold 4, Train: AUROC=0.961068 AUPR=0.961152; Test: AUROC=0.776245, AUPR=0.803568</text:p>
      <text:p text:style-name="Standard">Train data: 1199 positives, 1198 negatives</text:p>
      <text:p text:style-name="Standard">Test data: 133 positives, 134 negatives</text:p>
      <text:p text:style-name="Standard">Fold 5, Train: AUROC=0.962164 AUPR=0.961058; Test: AUROC=0.807766, AUPR=0.843119</text:p>
      <text:p text:style-name="Standard">Train data: 1199 positives, 1199 negatives</text:p>
      <text:p text:style-name="Standard">Test data: 133 positives, 133 negatives</text:p>
      <text:p text:style-name="Standard">Fold 6, Train: AUROC=0.959689 AUPR=0.959131; Test: AUROC=0.779807, AUPR=0.811521</text:p>
      <text:p text:style-name="Standard">Train data: 1198 positives, 1199 negatives</text:p>
      <text:p text:style-name="Standard">Test data: 134 positives, 133 negatives</text:p>
      <text:p text:style-name="Standard">Fold 7, Train: AUROC=0.962596 AUPR=0.959722; Test: AUROC=0.783975, AUPR=0.835394</text:p>
      <text:p text:style-name="Standard">Train data: 1199 positives, 1199 negatives</text:p>
      <text:p text:style-name="Standard">Test data: 133 positives, 133 negatives</text:p>
      <text:p text:style-name="Standard">Fold 8, Train: AUROC=0.963351 AUPR=0.960149; Test: AUROC=0.801176, AUPR=0.835180</text:p>
      <text:p text:style-name="Standard">Train data: 1199 positives, 1199 negatives</text:p>
      <text:p text:style-name="Standard">Test data: 133 positives, 133 negatives</text:p>
      <text:p text:style-name="Standard">Fold 9, Train: AUROC=0.960755 AUPR=0.958781; Test: AUROC=0.806094, AUPR=0.835164</text:p>
      <text:p text:style-name="Standard">Train data: 1199 positives, 1199 negatives</text:p>
      <text:p text:style-name="Standard">Test data: 133 positives, 133 negatives</text:p>
      <text:p text:style-name="Standard">Fold 10, Train: AUROC=0.959873 AUPR=0.958209; Test: AUROC=0.829838, AUPR=0.860477</text:p>
      <text:p text:style-name="Standard">Repetition #5</text:p>
      <text:p text:style-name="Standard">Train data: 1199 positives, 1198 negatives</text:p>
      <text:p text:style-name="Standard">Test data: 133 positives, 134 negatives</text:p>
      <text:p text:style-name="Standard">Fold 1, Train: AUROC=0.965212 AUPR=0.965421; Test: AUROC=0.775222, AUPR=0.820815</text:p>
      <text:p text:style-name="Standard">Train data: 1199 positives, 1199 negatives</text:p>
      <text:p text:style-name="Standard">Test data: 133 positives, 133 negatives</text:p>
      <text:p text:style-name="Standard">Fold 2, Train: AUROC=0.967485 AUPR=0.967630; Test: AUROC=0.728984, AUPR=0.776372</text:p>
      <text:p text:style-name="Standard">Train data: 1199 positives, 1199 negatives</text:p>
      <text:p text:style-name="Standard">Test data: 133 positives, 133 negatives</text:p>
      <text:p text:style-name="Standard">Fold 3, Train: AUROC=0.964380 AUPR=0.963389; Test: AUROC=0.821867, AUPR=0.852649</text:p>
      <text:p text:style-name="Standard">Train data: 1199 positives, 1198 negatives</text:p>
      <text:p text:style-name="Standard">Test data: 133 positives, 134 negatives</text:p>
      <text:p text:style-name="Standard">Fold 4, Train: AUROC=0.964901 AUPR=0.965199; Test: AUROC=0.807205, AUPR=0.845369</text:p>
      <text:p text:style-name="Standard">Train data: 1198 positives, 1199 negatives</text:p>
      <text:p text:style-name="Standard">Test data: 134 positives, 133 negatives</text:p>
      <text:p text:style-name="Standard">Fold 5, Train: AUROC=0.965650 AUPR=0.965230; Test: AUROC=0.821513, AUPR=0.860761</text:p>
      <text:p text:style-name="Standard">Train data: 1199 positives, 1199 negatives</text:p>
      <text:p text:style-name="Standard">Test data: 133 positives, 133 negatives</text:p>
      <text:p text:style-name="Standard">Fold 6, Train: AUROC=0.966713 AUPR=0.965901; Test: AUROC=0.769066, AUPR=0.810077</text:p>
      <text:p text:style-name="Standard">Train data: 1199 positives, 1199 negatives</text:p>
      <text:p text:style-name="Standard">Test data: 133 positives, 133 negatives</text:p>
      <text:p text:style-name="Standard">Fold 7, Train: AUROC=0.962679 AUPR=0.962516; Test: AUROC=0.855503, AUPR=0.876175</text:p>
      <text:p text:style-name="Standard"><text:soft-page-break/>Train data: 1198 positives, 1199 negatives</text:p>
      <text:p text:style-name="Standard">Test data: 134 positives, 133 negatives</text:p>
      <text:p text:style-name="Standard">Fold 8, Train: AUROC=0.965385 AUPR=0.964407; Test: AUROC=0.819493, AUPR=0.855513</text:p>
      <text:p text:style-name="Standard">Train data: 1199 positives, 1199 negatives</text:p>
      <text:p text:style-name="Standard">Test data: 133 positives, 133 negatives</text:p>
      <text:p text:style-name="Standard">Fold 9, Train: AUROC=0.965550 AUPR=0.964979; Test: AUROC=0.756289, AUPR=0.804878</text:p>
      <text:p text:style-name="Standard">Train data: 1199 positives, 1199 negatives</text:p>
      <text:p text:style-name="Standard">Test data: 133 positives, 133 negatives</text:p>
      <text:p text:style-name="Standard">Fold 10, Train: AUROC=0.966965 AUPR=0.967128; Test: AUROC=0.771101, AUPR=0.807900</text:p>
      <text:p text:style-name="Standard">Repetition #1: AUROC=0.794205, AUPR=0.835028</text:p>
      <text:p text:style-name="Standard">Repetition #2: AUROC=0.792362, AUPR=0.834992</text:p>
      <text:p text:style-name="Standard">Repetition #3: AUROC=0.790369, AUPR=0.828315</text:p>
      <text:p text:style-name="Standard">Repetition #4: AUROC=0.791986, AUPR=0.827195</text:p>
      <text:p text:style-name="Standard">Repetition #5: AUROC=0.792624, AUPR=0.831051</text:p>
      <text:p text:style-name="Standard">Mean: AUROC=0.792309, AUPR=0.831316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2T10:56:05.353467622</meta:creation-date>
    <dc:date>2023-10-12T11:44:17.451428502</dc:date>
    <meta:editing-duration>PT48M12S</meta:editing-duration>
    <meta:editing-cycles>1</meta:editing-cycles>
    <meta:document-statistic meta:table-count="0" meta:image-count="0" meta:object-count="0" meta:page-count="4" meta:paragraph-count="162" meta:word-count="1035" meta:character-count="8388" meta:non-whitespace-character-count="7515"/>
    <meta:generator>LibreOffice/6.4.7.2$Linux_X86_64 LibreOffice_project/40$Build-2</meta:generator>
  </office:meta>
</office:document-meta>
</file>